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2000000E000000DF000000DF8D054B72D8F4480F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lary_Data" table:style-name="ta1">
        <table:shapes>
          <draw:frame draw:z-index="0" draw:style-name="gr1" draw:text-style-name="P1" svg:width="453.51pt" svg:height="255.09pt" svg:x="187.74pt" svg:y="69.11pt">
            <draw:object draw:notify-on-update-of-ranges="Salary_Data.A1:Salary_Data.A1 Salary_Data.A2:Salary_Data.A31 Salary_Data.B1:Salary_Data.B1 Salary_Data.B2:Salary_Data.B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sExperience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9343" calcext:value-type="float">
            <text:p>3934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6205" calcext:value-type="float">
            <text:p>4620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7731" calcext:value-type="float">
            <text:p>377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525" calcext:value-type="float">
            <text:p>4352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9891" calcext:value-type="float">
            <text:p>39891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6642" calcext:value-type="float">
            <text:p>566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150" calcext:value-type="float">
            <text:p>6015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4445" calcext:value-type="float">
            <text:p>5444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4445" calcext:value-type="float">
            <text:p>6444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57189" calcext:value-type="float">
            <text:p>5718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63218" calcext:value-type="float">
            <text:p>632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794" calcext:value-type="float">
            <text:p>557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957" calcext:value-type="float">
            <text:p>5695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57081" calcext:value-type="float">
            <text:p>5708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61111" calcext:value-type="float">
            <text:p>6111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67938" calcext:value-type="float">
            <text:p>67938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66029" calcext:value-type="float">
            <text:p>6602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3088" calcext:value-type="float">
            <text:p>8308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1363" calcext:value-type="float">
            <text:p>813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940" calcext:value-type="float">
            <text:p>9394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1738" calcext:value-type="float">
            <text:p>91738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8273" calcext:value-type="float">
            <text:p>9827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01302" calcext:value-type="float">
            <text:p>10130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13812" calcext:value-type="float">
            <text:p>113812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09431" calcext:value-type="float">
            <text:p>1094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582" calcext:value-type="float">
            <text:p>10558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16969" calcext:value-type="float">
            <text:p>11696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12635" calcext:value-type="float">
            <text:p>112635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22391" calcext:value-type="float">
            <text:p>12239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21872" calcext:value-type="float">
            <text:p>121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8T01:32:16.023505633</dc:date>
    <meta:editing-duration>PT6M59S</meta:editing-duration>
    <meta:editing-cycles>2</meta:editing-cycles>
    <meta:generator>LibreOffice/6.1.3.2$Linux_X86_64 LibreOffice_project/10$Build-2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8D054B72D8F4480F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draw:stroke-dash="Dashed_20__28_var_29__20_4" svg:stroke-width="0.08cm" svg:stroke-color="#ff4000" draw:fill-color="#ff4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Simple Linear Regression</text:p>
        </chart:title>
        <chart:plot-area chart:style-name="ch3" table:cell-range-address="Salary_Data.A1:Salary_Data.B31" chart:data-source-has-labels="both" svg:x="1.331cm" svg:y="1.275cm" svg:width="14.349cm" svg:height="6.564cm">
          <chartooo:coordinate-region svg:x="2.508cm" svg:y="1.474cm" svg:width="12.8cm" svg:height="5.718cm"/>
          <chart:axis chart:dimension="x" chart:name="primary-x" chart:style-name="ch4" chartooo:axis-type="auto">
            <chart:title svg:x="7.628cm" svg:y="8.019cm" chart:style-name="ch5">
              <text:p>Experience</text:p>
            </chart:title>
            <chart:categories table:cell-range-address="Salary_Data.A2:Salary_Data.A31"/>
          </chart:axis>
          <chart:axis chart:dimension="y" chart:name="primary-y" chart:style-name="ch4">
            <chart:title svg:x="0.451cm" svg:y="5.077cm" chart:style-name="ch6">
              <text:p>Salary</text:p>
            </chart:title>
          </chart:axis>
          <chart:series chart:style-name="ch7" chart:values-cell-range-address="Salary_Data.B2:Salary_Data.B31" chart:label-cell-address="Salary_Data.B1:Salary_Data.B1" chart:class="chart:scatter">
            <chart:domain table:cell-range-address="Salary_Data.A2:Salary_Data.A31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ary</text:p>
                <draw:g>
                  <svg:desc>Salary_Data.B1:Salary_Data.B1</svg:desc>
                </draw:g>
              </table:table-cell>
            </table:table-row>
          </table:table-header-rows>
          <table:table-rows>
            <table:table-row>
              <table:table-cell office:value-type="float" office:value="1.1">
                <text:p>1.1</text:p>
                <draw:g>
                  <svg:desc>Salary_Data.A2:Salary_Data.A31</svg:desc>
                </draw:g>
              </table:table-cell>
              <table:table-cell office:value-type="float" office:value="39343">
                <text:p>39343</text:p>
                <draw:g>
                  <svg:desc>Salary_Data.B2:Salary_Data.B31</svg:desc>
                </draw:g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46205">
                <text:p>4620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7731">
                <text:p>3773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3525">
                <text:p>4352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39891">
                <text:p>39891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56642">
                <text:p>566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150">
                <text:p>6015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54445">
                <text:p>5444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64445">
                <text:p>6444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57189">
                <text:p>5718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63218">
                <text:p>632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5794">
                <text:p>557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957">
                <text:p>56957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57081">
                <text:p>5708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1111">
                <text:p>61111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67938">
                <text:p>67938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66029">
                <text:p>66029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83088">
                <text:p>83088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81363">
                <text:p>813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3940">
                <text:p>9394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1738">
                <text:p>91738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98273">
                <text:p>98273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101302">
                <text:p>101302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13812">
                <text:p>113812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109431">
                <text:p>1094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5582">
                <text:p>105582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16969">
                <text:p>116969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112635">
                <text:p>112635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22391">
                <text:p>12239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21872">
                <text:p>1218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